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034059" officeooo:paragraph-rsid="00034059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049857" officeooo:paragraph-rsid="00049857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05d508" officeooo:paragraph-rsid="0005d508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none" officeooo:rsid="00034059" officeooo:paragraph-rsid="0003405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officeooo:paragraph-rsid="0005d508"/>
    </style:style>
    <style:style style:name="P6" style:family="paragraph" style:parent-style-name="Standard">
      <style:paragraph-properties fo:text-align="start" style:justify-single-word="false"/>
      <style:text-properties officeooo:paragraph-rsid="00049857"/>
    </style:style>
    <style:style style:name="P7" style:family="paragraph" style:parent-style-name="Standard">
      <style:paragraph-properties fo:text-align="start" style:justify-single-word="false"/>
      <style:text-properties officeooo:paragraph-rsid="0006f018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049857" officeooo:paragraph-rsid="00049857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05d508" officeooo:paragraph-rsid="0006f018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officeooo:rsid="0005d508" officeooo:paragraph-rsid="0005d508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officeooo:rsid="0006f018" officeooo:paragraph-rsid="0006f018" style:font-size-asian="11.3500003814697pt" style:font-size-complex="13pt"/>
    </style:style>
    <style:style style:name="T1" style:family="text">
      <style:text-properties fo:font-size="13pt" style:text-underline-style="none" style:font-size-asian="11.3500003814697pt" style:font-size-complex="13pt"/>
    </style:style>
    <style:style style:name="T2" style:family="text">
      <style:text-properties fo:font-size="13pt" style:text-underline-style="none" officeooo:rsid="0006401a" style:font-size-asian="11.3500003814697pt" style:font-size-complex="13pt"/>
    </style:style>
    <style:style style:name="T3" style:family="text">
      <style:text-properties fo:font-size="13pt" style:text-underline-style="none" officeooo:rsid="0006f018" style:font-size-asian="11.3500003814697pt" style:font-size-complex="13pt"/>
    </style:style>
    <style:style style:name="T4" style:family="text">
      <style:text-properties fo:font-size="13pt" style:text-underline-style="none" officeooo:rsid="0007da44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s</text:p>
      <text:p text:style-name="P4"/>
      <text:p text:style-name="P8">PBM ASCII :</text:p>
      <text:p text:style-name="P2"><text:span text:style-name="T1"><text:tab/></text:span><text:span text:style-name="T2">Portable BitMap file format.</text:span></text:p>
      <text:p text:style-name="P6"><text:span text:style-name="T2"><text:tab/></text:span><text:a xlink:type="simple" xlink:href="http://devernay.free.fr/cours/vision/iicao/TP1.pdf"><text:span text:style-name="T3">http://devernay.free.fr/cours/vision/iicao/TP1.pdf</text:span></text:a></text:p>
      <text:p text:style-name="P9">Nombre magique du format (ASCII) : </text:p>
      <text:p text:style-name="P11"><text:tab/>Permet d'identifier le type de fichier d'image (PBM, PGM ou PPM).</text:p>
      <text:p text:style-name="P7"><text:span text:style-name="T3"><text:tab/></text:span><text:a xlink:type="simple" xlink:href="http://devernay.free.fr/cours/vision/iicao/TP1.pdf">http://devernay.free.fr/cours/vision/iicao/TP1.pdf</text:a></text:p>
      <text:p text:style-name="P10">UTF-8 :</text:p>
      <text:p text:style-name="P3"><text:span text:style-name="T1"><text:tab/></text:span><text:span text:style-name="T3">Universal Character Set Transformation Format - 8 bits.</text:span></text:p>
      <text:p text:style-name="P5"><text:span text:style-name="T3"><text:tab/></text:span><text:a xlink:type="simple" xlink:href="http://fr.wikipedia.org/wiki/UTF-8">http://fr.wikipedia.org/wiki/UTF-8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1S</meta:editing-duration>
    <meta:editing-cycles>8</meta:editing-cycles>
    <meta:generator>LibreOffice/4.2.5.2$Windows_x86 LibreOffice_project/6ff819b65674ae6c83f3cbab9e4a4c2b292a7a94</meta:generator>
    <dc:date>2014-12-05T08:38:31.492000000</dc:date>
    <meta:document-statistic meta:table-count="0" meta:image-count="0" meta:object-count="0" meta:page-count="1" meta:paragraph-count="10" meta:word-count="38" meta:character-count="353" meta:non-whitespace-character-count="318"/>
    <meta:user-defined meta:name="Info 1"/>
    <meta:user-defined meta:name="Info 2"/>
    <meta:user-defined meta:name="Info 3"/>
    <meta:user-defined meta:name="Info 4"/>
  </office:meta>
</office:document-meta>
</file>